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ipelinesNode.compose( Component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ipelinesNode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ipelinesNode.setErrorHandler( Processing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sNode.enableLogging(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ipelinesNode.setChildren( ProcessingNode [ ] no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ipelinesNode.invoke( Environment env , Invoke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ipelinesNode.Pipelines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